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c117" officeooo:paragraph-rsid="0004c117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text-properties fo:language="ru" fo:country="RU" officeooo:rsid="000a69c9" officeooo:paragraph-rsid="000a69c9"/>
    </style:style>
    <style:style style:name="P5" style:family="paragraph" style:parent-style-name="Text_20_body">
      <style:text-properties fo:language="ru" fo:country="RU" officeooo:rsid="000bea41" officeooo:paragraph-rsid="000bea41"/>
    </style:style>
    <style:style style:name="P6" style:family="paragraph" style:parent-style-name="Text_20_body">
      <style:text-properties fo:language="ru" fo:country="RU" officeooo:rsid="000ce7e8" officeooo:paragraph-rsid="000ce7e8"/>
    </style:style>
    <style:style style:name="P7" style:family="paragraph" style:parent-style-name="Text_20_body">
      <style:text-properties fo:language="ru" fo:country="RU" officeooo:rsid="000d8a5c" officeooo:paragraph-rsid="000d8a5c"/>
    </style:style>
    <style:style style:name="P8" style:family="paragraph" style:parent-style-name="Heading_20_1" style:list-style-name="">
      <style:text-properties fo:language="ru" fo:country="RU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fo:language="ru" fo:country="RU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>
      <style:paragraph-properties fo:break-before="page"/>
      <style:text-properties fo:language="ru" fo:country="RU" officeooo:rsid="001183a8" officeooo:paragraph-rsid="001183a8"/>
    </style:style>
    <style:style style:name="P13" style:family="paragraph" style:parent-style-name="Heading_20_3">
      <style:text-properties officeooo:paragraph-rsid="00127e34"/>
    </style:style>
    <style:style style:name="P14" style:family="paragraph" style:parent-style-name="Text_20_body" style:list-style-name="L1">
      <style:text-properties fo:language="ru" fo:country="RU" officeooo:rsid="000bea41" officeooo:paragraph-rsid="000bea41"/>
    </style:style>
    <style:style style:name="P15" style:family="paragraph" style:parent-style-name="Text_20_body" style:list-style-name="L1">
      <style:text-properties fo:language="ru" fo:country="RU" officeooo:rsid="000b9170" officeooo:paragraph-rsid="000b9170"/>
    </style:style>
    <style:style style:name="P16" style:family="paragraph" style:parent-style-name="Text_20_body">
      <style:text-properties fo:language="ru" fo:country="RU" officeooo:rsid="001183a8" officeooo:paragraph-rsid="001183a8"/>
    </style:style>
    <style:style style:name="P17" style:family="paragraph" style:parent-style-name="Text_20_body" style:list-style-name="L6">
      <style:text-properties fo:language="ru" fo:country="RU" officeooo:rsid="001183a8" officeooo:paragraph-rsid="001183a8"/>
    </style:style>
    <style:style style:name="P18" style:family="paragraph" style:parent-style-name="Text_20_body">
      <style:text-properties fo:language="ru" fo:country="RU" officeooo:rsid="00127e34" officeooo:paragraph-rsid="00127e34"/>
    </style:style>
    <style:style style:name="P19" style:family="paragraph" style:parent-style-name="Text_20_body" style:list-style-name="L6">
      <style:text-properties fo:language="ru" fo:country="RU" officeooo:rsid="00127e34" officeooo:paragraph-rsid="00127e34"/>
    </style:style>
    <style:style style:name="P20" style:family="paragraph" style:parent-style-name="Text_20_body">
      <style:text-properties fo:language="ru" fo:country="RU" officeooo:rsid="0013f319" officeooo:paragraph-rsid="0013f319"/>
    </style:style>
    <style:style style:name="P21" style:family="paragraph" style:parent-style-name="Text_20_body" style:list-style-name="L12">
      <style:text-properties fo:language="ru" fo:country="RU" officeooo:rsid="001600af" officeooo:paragraph-rsid="001600af"/>
    </style:style>
    <style:style style:name="P22" style:family="paragraph" style:parent-style-name="Text_20_body">
      <style:text-properties fo:language="ru" fo:country="RU" officeooo:rsid="001600af" officeooo:paragraph-rsid="001600af"/>
    </style:style>
    <style:style style:name="P23" style:family="paragraph" style:parent-style-name="Text_20_body" style:list-style-name="L14">
      <style:text-properties fo:language="ru" fo:country="RU" officeooo:rsid="001600af" officeooo:paragraph-rsid="001600af"/>
    </style:style>
    <style:style style:name="P24" style:family="paragraph" style:parent-style-name="Text_20_body">
      <style:text-properties fo:language="ru" fo:country="RU" officeooo:rsid="000ce7e8" officeooo:paragraph-rsid="000ce7e8"/>
    </style:style>
    <style:style style:name="P25" style:family="paragraph" style:parent-style-name="Text_20_body" style:list-style-name="L14">
      <style:text-properties fo:language="ru" fo:country="RU" officeooo:rsid="0016d9f4" officeooo:paragraph-rsid="0016d9f4"/>
    </style:style>
    <style:style style:name="P26" style:family="paragraph" style:parent-style-name="Text_20_body" style:list-style-name="L14">
      <style:text-properties fo:language="ru" fo:country="RU" officeooo:rsid="0017e4b9" officeooo:paragraph-rsid="0017e4b9"/>
    </style:style>
    <style:style style:name="P27" style:family="paragraph" style:parent-style-name="Text_20_body">
      <style:text-properties fo:language="ru" fo:country="RU" officeooo:rsid="0017e4b9" officeooo:paragraph-rsid="0017e4b9"/>
    </style:style>
    <style:style style:name="P28" style:family="paragraph" style:parent-style-name="Text_20_body" style:list-style-name="L15">
      <style:text-properties fo:language="ru" fo:country="RU" officeooo:rsid="00193588" officeooo:paragraph-rsid="00193588"/>
    </style:style>
    <style:style style:name="P29" style:family="paragraph" style:parent-style-name="Text_20_body">
      <style:text-properties fo:language="ru" fo:country="RU" officeooo:rsid="00193588" officeooo:paragraph-rsid="00193588"/>
    </style:style>
    <style:style style:name="P30" style:family="paragraph" style:parent-style-name="Text_20_body" style:list-style-name="L16">
      <style:text-properties fo:language="ru" fo:country="RU" officeooo:rsid="00193588" officeooo:paragraph-rsid="00193588"/>
    </style:style>
    <style:style style:name="P31" style:family="paragraph" style:parent-style-name="Text_20_body" style:list-style-name="L16">
      <style:text-properties fo:language="ru" fo:country="RU" officeooo:rsid="0019aac5" officeooo:paragraph-rsid="0019aac5"/>
    </style:style>
    <style:style style:name="P32" style:family="paragraph" style:parent-style-name="Text_20_body">
      <style:text-properties fo:language="ru" fo:country="RU" officeooo:rsid="0019aac5" officeooo:paragraph-rsid="0019aac5"/>
    </style:style>
    <style:style style:name="P33" style:family="paragraph" style:parent-style-name="Text_20_body" style:list-style-name="L1">
      <style:text-properties officeooo:rsid="000bea41" officeooo:paragraph-rsid="000bea41"/>
    </style:style>
    <style:style style:name="P34" style:family="paragraph" style:parent-style-name="Text_20_body" style:list-style-name="L6">
      <style:text-properties officeooo:paragraph-rsid="00127e34"/>
    </style:style>
    <style:style style:name="P35" style:family="paragraph" style:parent-style-name="Text_20_body" style:list-style-name="L10">
      <style:text-properties officeooo:paragraph-rsid="0013f319"/>
    </style:style>
    <style:style style:name="P36" style:family="paragraph" style:parent-style-name="Text_20_body">
      <style:text-properties officeooo:paragraph-rsid="0013f319"/>
    </style:style>
    <style:style style:name="P37" style:family="paragraph" style:parent-style-name="Text_20_body">
      <style:text-properties fo:language="en" fo:country="US" officeooo:rsid="001600af" officeooo:paragraph-rsid="001600af"/>
    </style:style>
    <style:style style:name="P38" style:family="paragraph" style:parent-style-name="Text_20_body" style:list-style-name="L7">
      <style:text-properties officeooo:paragraph-rsid="00127e34"/>
    </style:style>
    <style:style style:name="P39" style:family="paragraph" style:parent-style-name="Text_20_body" style:list-style-name="L8">
      <style:text-properties officeooo:paragraph-rsid="00127e34"/>
    </style:style>
    <style:style style:name="P40" style:family="paragraph" style:parent-style-name="Text_20_body" style:list-style-name="L9">
      <style:text-properties officeooo:paragraph-rsid="00127e34"/>
    </style:style>
    <style:style style:name="P41" style:family="paragraph" style:parent-style-name="Text_20_body" style:list-style-name="L11">
      <style:text-properties officeooo:paragraph-rsid="0013f319"/>
    </style:style>
    <style:style style:name="P42" style:family="paragraph" style:parent-style-name="Text_20_body" style:list-style-name="L12">
      <style:text-properties officeooo:paragraph-rsid="00157b69"/>
    </style:style>
    <style:style style:name="P43" style:family="paragraph" style:parent-style-name="Text_20_body" style:list-style-name="L12">
      <style:text-properties officeooo:paragraph-rsid="001600af"/>
    </style:style>
    <style:style style:name="T1" style:family="text">
      <style:text-properties officeooo:rsid="0004ccc3"/>
    </style:style>
    <style:style style:name="T2" style:family="text">
      <style:text-properties fo:language="en" fo:country="US" officeooo:rsid="0004ccc3"/>
    </style:style>
    <style:style style:name="T3" style:family="text">
      <style:text-properties fo:language="en" fo:country="US" officeooo:rsid="00084f92" fo:background-color="#ffff00" loext:char-shading-value="0"/>
    </style:style>
    <style:style style:name="T4" style:family="text">
      <style:text-properties fo:language="en" fo:country="US" officeooo:rsid="0004ccc3" fo:background-color="#ffff00" loext:char-shading-value="0"/>
    </style:style>
    <style:style style:name="T5" style:family="text">
      <style:text-properties fo:language="en" fo:country="US" officeooo:rsid="001600af"/>
    </style:style>
    <style:style style:name="T6" style:family="text">
      <style:text-properties fo:language="en" fo:country="US" officeooo:rsid="0013f319"/>
    </style:style>
    <style:style style:name="T7" style:family="text">
      <style:text-properties officeooo:rsid="00084f92" fo:background-color="#ffff00" loext:char-shading-value="0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a69c9"/>
    </style:style>
    <style:style style:name="T10" style:family="text">
      <style:text-properties fo:language="ru" fo:country="RU" officeooo:rsid="000d8a5c"/>
    </style:style>
    <style:style style:name="T11" style:family="text">
      <style:text-properties fo:language="ru" fo:country="RU" officeooo:rsid="000f35d2"/>
    </style:style>
    <style:style style:name="T12" style:family="text">
      <style:text-properties fo:language="ru" fo:country="RU" officeooo:rsid="00127e34"/>
    </style:style>
    <style:style style:name="T13" style:family="text">
      <style:text-properties fo:language="ru" fo:country="RU" officeooo:rsid="0013f319"/>
    </style:style>
    <style:style style:name="T14" style:family="text">
      <style:text-properties fo:language="ru" fo:country="RU" officeooo:rsid="00157b69"/>
    </style:style>
    <style:style style:name="T15" style:family="text">
      <style:text-properties fo:language="ru" fo:country="RU" officeooo:rsid="0016d9f4"/>
    </style:style>
    <style:style style:name="T16" style:family="text">
      <style:text-properties fo:language="ru" fo:country="RU" officeooo:rsid="001600af"/>
    </style:style>
    <style:style style:name="T17" style:family="text">
      <style:text-properties officeooo:rsid="000ce7e8"/>
    </style:style>
    <style:style style:name="T18" style:family="text">
      <style:text-properties style:text-position="super 58%" fo:language="en" fo:country="US" officeooo:rsid="000ce7e8"/>
    </style:style>
    <style:style style:name="T19" style:family="text">
      <style:text-properties officeooo:rsid="000d8a5c"/>
    </style:style>
    <style:style style:name="T20" style:family="text">
      <style:text-properties style:text-position="0% 100%" officeooo:rsid="000d8a5c"/>
    </style:style>
    <style:style style:name="T21" style:family="text">
      <style:text-properties officeooo:rsid="00127e34"/>
    </style:style>
    <style:style style:name="T22" style:family="text">
      <style:text-properties officeooo:rsid="0013f319"/>
    </style:style>
    <style:style style:name="T23" style:family="text">
      <style:text-properties officeooo:rsid="0016d9f4"/>
    </style:style>
    <style:style style:name="T24" style:family="text">
      <style:text-properties officeooo:rsid="0017e4b9"/>
    </style:style>
    <style:style style:name="T25" style:family="text">
      <style:text-properties officeooo:rsid="0019aac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итульный лист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Оглавление</text:p>
          </text:index-title>
          <text:p text:style-name="P2"><text:a xlink:type="simple" xlink:href="#__RefHeading___Toc126_4028548566" text:style-name="Index_20_Link" text:visited-style-name="Index_20_Link">Введение<text:tab/>3</text:a></text:p>
          <text:p text:style-name="P2"><text:a xlink:type="simple" xlink:href="#__RefHeading___Toc95_542576277" text:style-name="Index_20_Link" text:visited-style-name="Index_20_Link">Актуальность проблемы<text:tab/>4</text:a></text:p>
          <text:p text:style-name="P2"><text:a xlink:type="simple" xlink:href="#__RefHeading___Toc97_542576277" text:style-name="Index_20_Link" text:visited-style-name="Index_20_Link">Библиографический список:<text:tab/>5</text:a></text:p>
        </text:index-body>
      </text:table-of-content>
      <text:h text:style-name="P8" text:outline-level="1"/>
      <text:h text:style-name="P10" text:outline-level="1"><text:bookmark-start text:name="__RefHeading___Toc126_4028548566"/>Введение<text:bookmark-end text:name="__RefHeading___Toc126_4028548566"/></text:h>
      <text:p text:style-name="P1"/>
      <text:p text:style-name="P1"><text:tab/>Энергетика — необходимая часть жизни человечества. Прогресс человечества за последний век произошел, благодаря бурному развитию энергосистем. На данный момент все страны мира пользуются преимуществами электричества. </text:p>
      <text:p text:style-name="P1"><text:tab/>Как и в других отраслях промышленности, современные инновации в энергетике далеко не сразу внедряются, а в некоторых случаях и вовсе остаются незамеченными. Одной из таких необходимых инноваций является продвинутое прогнозирование с использованием методов машинного обучения.</text:p>
      <text:p text:style-name="P1"><text:tab/>Прогнозирование с использованием машинного обучения позволит снизить издержки и оптимизировать работу всей энергосистемы. Благодаря развитию компьютерных технологий и резкому увеличению расчетных мощностей, а также современным методам сбора данных, мы можем использовать современные алгоритмы для построения сложных систем с участием производителей электроэнергии и потребителей.</text:p>
      <text:p text:style-name="P1"><text:tab/><text:span text:style-name="T1">С развитием текущих технологий, появилась возможность связать разрозненные системы потребителей и производителей энергии в целостную систему.</text:span><text:span text:style-name="T2"> </text:span><text:span text:style-name="T3">(</text:span><text:span text:style-name="T7">Разве уже не существует рынка сбыта электроэнергии? Это ведь уже система. Необходимо изучить и откорректировать.</text:span><text:span text:style-name="T3">)</text:span><text:span text:style-name="T4"> </text:span><text:span text:style-name="T1">Прогнозирую потребление электроэнергии, мы можем в нужной мере загружать производителей с минимальными издержками и потерями электроэнергии. Такой подход позволяет использовать все источники электроэнергии, а также пользоваться преимуществами аккумулирующих систем энергии. Кроме того, появится возможность полностью использовать ограниченные возможности возобновляемых источников энергии.</text:span></text:p>
      <text:p text:style-name="P1"/>
      <text:h text:style-name="P11" text:outline-level="2"><text:bookmark-start text:name="__RefHeading___Toc95_542576277"/>Актуальность проблемы<text:bookmark-end text:name="__RefHeading___Toc95_542576277"/></text:h>
      <text:p text:style-name="P4"><text:tab/>Традиционная структура электроэнергетических систем, заложенная еще в прошлом веке, уже исчерпывает свой потенциал в условиях новой экономики и прогрессивного развития информационных технологий. Централизованная архитектура построения энергосистем уже не может считаться самым эффективным и оптимальным вариантом устройства энергетики.<text:span text:style-name="T18">[1]</text:span></text:p>
      <text:p text:style-name="P4"><text:tab/>Одними из самых значимых вызовов развития электроэнергетики являются:</text:p>
      <text:list xml:id="list3247103237" text:style-name="L1">
        <text:list-item>
          <text:p text:style-name="P14">Ежегодный рост потребления электроэнергии;</text:p>
        </text:list-item>
        <text:list-item>
          <text:p text:style-name="P33"><text:span text:style-name="T9">Н</text:span><text:span text:style-name="T8">еобходимость ответа на качественно новые требования потребителей (доступность, мобильность, цифровое качество)</text:span></text:p>
        </text:list-item>
        <text:list-item>
          <text:p text:style-name="P15">Недостаточная эффективность существующих систем;</text:p>
        </text:list-item>
        <text:list-item>
          <text:p text:style-name="P14">Текущая и потенциальная экологическая обстановка;</text:p>
        </text:list-item>
        <text:list-item>
          <text:p text:style-name="P14">Необходимость электрификации отдаленных регионов.</text:p>
        </text:list-item>
      </text:list>
      <text:p text:style-name="P5"><text:tab/>Существование этих факторов и проблем напрямую влияет на текущие тренды в сфере энергетики. Одним из основных трендов является цифровизация энергоструктуры. <text:tab/>Цифровизация энергоструктуры — <text:span text:style-name="T17">разворачивание систем интеллектуального учета энергетических потоков, систем распределенной автоматизации, систем контроля оперативного состояния оборудования и качества энергоснабжения, а также формирование цифровых моделей для оптимального управления энергосистемой.</text:span><text:span text:style-name="T18">[2] </text:span><text:span text:style-name="T20">Благодаря цифровизации появится возможность для глубокой децентрализации энергосистемы. </text:span></text:p>
      <text:p text:style-name="Text_20_body"><text:tab/><text:span text:style-name="T10">Глубокая децентрализация производства энергии — это вовлечение в энергосистему распределенных энергетических ресурсов (в т.ч. ВИЭ), оптимальное сочетание большой и распределенной энергетики, использование возможностей систем хранения энергии и когенерационных установок. Для прогресса в данном направлении необходим переход к интеллектуальному управлению и инжинирингу.</text:span></text:p>
      <text:p text:style-name="Text_20_body"><text:span text:style-name="T10"><text:tab/>Интеллектуальное управление и инжиниринг — это внедрение интеллектуальных киберфизических устройств, использование методов и инструментов слабого (прикладного) </text:span><text:span text:style-name="T11">искусственного</text:span><text:span text:style-name="T10"> интеллекта для автоматического управления технологическими проце</text:span><text:span text:style-name="T11">с</text:span><text:span text:style-name="T10">сами и коммерческими отношениями. </text:span></text:p>
      <text:h text:style-name="P12" text:outline-level="2">Преимущества и недостатки <text:span text:style-name="T21">развития</text:span> цифровой системы <text:span text:style-name="T21">для ее участников</text:span></text:h>
      <text:p text:style-name="P16"><text:tab/>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. <text:span text:style-name="T5">[4]</text:span></text:p>
      <text:h text:style-name="P13" text:outline-level="3">П<text:span text:style-name="T12">оследствия</text:span> и риски для потребителей <text:span text:style-name="T12">энергии</text:span></text:h>
      <text:p text:style-name="P16"><text:tab/>Типовые положительные эффекты для <text:span text:style-name="T21">активных и пассивных</text:span> потребителей энергии:</text:p>
      <text:list xml:id="list1902770958" text:style-name="L6">
        <text:list-item>
          <text:p text:style-name="P17"><text:span text:style-name="T23">у</text:span>меньшение неопределенностей производства энергии позволит улучшить качество энергии в долгосрочной перспективе;</text:p>
        </text:list-item>
        <text:list-item>
          <text:p text:style-name="P17"><text:span text:style-name="T23">с</text:span>нижение затрат на электроэнергии и мощность, по сравнению с покупкой из общей сети;</text:p>
        </text:list-item>
        <text:list-item>
          <text:p text:style-name="P19"><text:span text:style-name="T23">г</text:span>ибкость выбора, расширение возможностей для потребительского выбора;</text:p>
        </text:list-item>
        <text:list-item>
          <text:p text:style-name="P34"><text:span text:style-name="T15">в</text:span><text:span text:style-name="T12">ыход на рынок электрической и тепловой энергии в качестве независимого поставщика;</text:span></text:p>
        </text:list-item>
        <text:list-item>
          <text:p text:style-name="P34"><text:span text:style-name="T15">у</text:span><text:span text:style-name="T12">частие в агрегированных объединениях распределенных энергетических ресурсов (виртуальных электростанциях).</text:span></text:p>
        </text:list-item>
      </text:list>
      <text:p text:style-name="P18"><text:tab/>Риски и дополнительные затраты для активных и пассивных потребителей:</text:p>
      <text:list xml:id="list2504280547" text:style-name="L7">
        <text:list-item>
          <text:p text:style-name="P38"><text:span text:style-name="T15">н</text:span><text:span text:style-name="T12">еобходимость организационных изменений — развитие и поддержание соответствующих компетенций для нового вида деятельности;</text:span></text:p>
        </text:list-item>
        <text:list-item>
          <text:p text:style-name="P38"><text:span text:style-name="T15">в</text:span><text:span text:style-name="T12">ысокие инвестиционные риски проектов распределенной энергетики</text:span></text:p>
        </text:list-item>
        <text:list-item>
          <text:p text:style-name="P38"><text:span text:style-name="T15">д</text:span><text:span text:style-name="T12">ополнительные затраты по резервированию — в случае, когда резервирование от централизованной энергетики не осуществляется.</text:span></text:p>
        </text:list-item>
        <text:list-item>
          <text:p text:style-name="P38"><text:span text:style-name="T15">р</text:span><text:span text:style-name="T12">ост сетевой составляющей стоимости электроэнергии - в случае сохранения существующей практики «ухода» потребителей на собственную генерацию с перекладыванием части затрат на содержание электрических сетей на оставшихся потребителей;</text:span></text:p>
        </text:list-item>
        <text:list-item>
          <text:p text:style-name="P38"><text:span text:style-name="T15">с</text:span><text:span text:style-name="T12">нижение надежности энергоснабжения — в случае ошибок в технической интеграции распределенных источников в централизованную энергосистему.</text:span></text:p>
        </text:list-item>
      </text:list>
      <text:h text:style-name="Heading_20_3" text:outline-level="3"><text:span text:style-name="T12">Последствия</text:span> для производителей энергии</text:h>
      <text:p text:style-name="P18"><text:tab/>Децентрализация энергетики может дать производителям энергии (при условии их вовлечения в процесс) следующие преимущества:</text:p>
      <text:list xml:id="list3402645906" text:style-name="L8">
        <text:list-item>
          <text:p text:style-name="P39"><text:span text:style-name="T15">о</text:span><text:span text:style-name="T12">птимизация капиталовложений и инвестиционных ресурсов, диверсификация деятельности на разных рынках в разных режимах ценообразования;</text:span></text:p>
        </text:list-item>
        <text:list-item>
          <text:p text:style-name="P39"><text:span text:style-name="T15">р</text:span><text:span text:style-name="T12">ост рентабельности за счет проектов в распределенной генерации, в особенности когенерации с гарантированным рынком сбыта;</text:span></text:p>
        </text:list-item>
        <text:list-item>
          <text:p text:style-name="P39"><text:soft-page-break/><text:span text:style-name="T15">с</text:span><text:span text:style-name="T12">ильная конкурентная позиция по сравнению с новыми инвесторами — максимальный отраслевой опыт по сравнению с другими игроками;</text:span></text:p>
        </text:list-item>
        <text:list-item>
          <text:p text:style-name="P39"><text:span text:style-name="T15">о</text:span><text:span text:style-name="T12">ткрытие стратегических перспектив экспорта моделей и практик на растущем глобальном рынке распределенной энергетики.</text:span></text:p>
        </text:list-item>
      </text:list>
      <text:p text:style-name="P18"><text:tab/>Недостатки и риски для производителей энергии:</text:p>
      <text:list xml:id="list3714052781" text:style-name="L9">
        <text:list-item>
          <text:p text:style-name="P40"><text:span text:style-name="T15">р</text:span><text:span text:style-name="T12">иски для основного бизнеса — сокращение объемов потвого рынка, снижение востребованности мощностей крупных станций, снижение КИУМ, сокращение количества перспективных крупных инвестиционных проектов, объемов инвестиционных программ, снижение выручки на оптовом рынке;</text:span></text:p>
        </text:list-item>
        <text:list-item>
          <text:p text:style-name="P40"><text:span text:style-name="T15">у</text:span><text:span text:style-name="T12">силение конкуренции с другими производителями (включая новых игроков)</text:span></text:p>
        </text:list-item>
        <text:list-item>
          <text:p text:style-name="P40"><text:span text:style-name="T15">н</text:span><text:span text:style-name="T12">еобходимость корректировки бизнес-моделей, проведения организационных изменений.</text:span></text:p>
        </text:list-item>
      </text:list>
      <text:h text:style-name="Heading_20_3" text:outline-level="3">Последствия для электросетевых компаний</text:h>
      <text:p text:style-name="Text_20_body"><text:tab/><text:span text:style-name="T12">Преимущества и положительные эффекты:</text:span></text:p>
      <text:list xml:id="list3997085285" text:style-name="L10">
        <text:list-item>
          <text:p text:style-name="P35"><text:span text:style-name="T15">у</text:span><text:span text:style-name="T13">величение активности в распределительных сетях, рост количества подключений (особенно в случаях, когда объекты распределенной энергетики работают не в «острове») - рост числа платежей за присоединение, платы за резервирование;</text:span></text:p>
        </text:list-item>
        <text:list-item>
          <text:p text:style-name="P35"><text:span text:style-name="T15">в</text:span><text:span text:style-name="T13">озможности развивать новые виды бизнеса с использованием своих активов (например, услуги по управлению распределенными источниками энергии), качественного их улучшения в направлении </text:span><text:span text:style-name="T6">Smart Grid, </text:span><text:span text:style-name="T13">развития функций, свойственных </text:span><text:span text:style-name="T6">Distribution System Operators (DSO).</text:span></text:p>
        </text:list-item>
        <text:list-item>
          <text:p text:style-name="P35"><text:span text:style-name="T15">о</text:span><text:span text:style-name="T13">ткрытие стратегических перспектив экспорта моделей и практик на растущем глобальном рынке распределенной энергетики.</text:span></text:p>
        </text:list-item>
      </text:list>
      <text:p text:style-name="P20"><text:tab/>Недостатки и риски:</text:p>
      <text:list xml:id="list3912596369" text:style-name="L11">
        <text:list-item>
          <text:p text:style-name="P41"><text:span text:style-name="T15">с</text:span><text:span text:style-name="T13">нижение полезного отпуска и объемов передачи электроэнергии по существующим сетям, особенно магистральным, уменьшение выручки, сокращение инвестиционных программ в традиционных направлениях;</text:span></text:p>
        </text:list-item>
        <text:list-item>
          <text:p text:style-name="P41"><text:span text:style-name="T15">т</text:span><text:span text:style-name="T13">ехнологические трудности интеграции малых генераторов в систему (включая их влияние на надежность), необходимость капитальных затрат на модернизацию распределительных сетей, защит, автоматики и т.д.</text:span></text:p>
        </text:list-item>
        <text:list-item>
          <text:p text:style-name="P41"><text:span text:style-name="T15">н</text:span><text:span text:style-name="T13">еобходимость приобретения и развития новых компетенций.</text:span></text:p>
        </text:list-item>
      </text:list>
      <text:h text:style-name="Heading_20_3" text:outline-level="3">Последствия для рынка электроэнергетики</text:h>
      <text:p text:style-name="P36"><text:span text:style-name="T13"><text:tab/>Преимущества и </text:span><text:span text:style-name="T13">п</text:span><text:span text:style-name="T14">оложител</text:span><text:span text:style-name="T14">ьные эффекты </text:span><text:span text:style-name="T13">для</text:span><text:span text:style-name="T13"> рынка в целом:</text:span></text:p>
      <text:list xml:id="list119988517" text:style-name="L12">
        <text:list-item>
          <text:p text:style-name="P42"><text:span text:style-name="T15">с</text:span><text:span text:style-name="T14">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</text:span></text:p>
        </text:list-item>
        <text:list-item>
          <text:p text:style-name="P42"><text:soft-page-break/><text:span text:style-name="T15">п</text:span><text:span text:style-name="T14">овышение эффективности загрузки генерирующих мощностей за счет их непосредственной связи с конечными потребителями ;</text:span></text:p>
        </text:list-item>
        <text:list-item>
          <text:p text:style-name="P43"><text:span text:style-name="T15">в</text:span><text:span text:style-name="T16">ыравнивание графиков нагрузки с помощью технологий управления спросом, облегчение управления режимами энергосистемы и оборудования;</text:span></text:p>
        </text:list-item>
        <text:list-item>
          <text:p text:style-name="P43"><text:span text:style-name="T15">с</text:span><text:span text:style-name="T16">окращение потерь при передаче энергии (особенно в магистральных сетях);</text:span></text:p>
        </text:list-item>
        <text:list-item>
          <text:p text:style-name="P21"><text:span text:style-name="T23">у</text:span>величение надежности — более быстрое восстановление электроснабжения после природных катаклизмов или кибератак. Общее снижение нагрузок в энергосистеме;</text:p>
        </text:list-item>
        <text:list-item>
          <text:p text:style-name="P43"><text:span text:style-name="T15">с</text:span><text:span text:style-name="T16">нижение общесистемных затрат за счет локальной ценности распределенных энергоресурсов и снижение объемов генерирующих и сетевых резервов, роста конкуренции в и</text:span><text:span text:style-name="T15">с</text:span><text:span text:style-name="T16">точниках </text:span><text:span text:style-name="T15">электроэнергии</text:span><text:span text:style-name="T16">, расширения возможностей для потребительского вы</text:span><text:span text:style-name="T15">б</text:span><text:span text:style-name="T16">ора и соответствующего снижения за счет этого;</text:span></text:p>
        </text:list-item>
        <text:list-item>
          <text:p text:style-name="P43"><text:span text:style-name="T15">у</text:span><text:span text:style-name="T16">странение диспропорций и искаженных экономических сигналов для участников рынка — в случае корректировки сложившейся модели рынка.</text:span></text:p>
        </text:list-item>
      </text:list>
      <text:p text:style-name="P22"><text:tab/>Недостатки и риски для рынка электроэнергетики:</text:p>
      <text:list xml:id="list2911636217" text:style-name="L14">
        <text:list-item>
          <text:p text:style-name="P23">Усложнение эн<text:span text:style-name="T23">ергосистемы и рыночного пространства с точки зрения диспетчеризации, управления, регулирования и контроля из-за появления тысяч малых генераторов накопителей, новых сервисов и контрагентов;</text:span></text:p>
        </text:list-item>
        <text:list-item>
          <text:p text:style-name="P25">изменения традиционного принципа централизованного планирования и перспективного развития в электроэнергетике;</text:p>
        </text:list-item>
        <text:list-item>
          <text:p text:style-name="P25">распределенность ответственности за надежность электроснабжения потребителей в случае отказов в распределительных сетях;</text:p>
        </text:list-item>
        <text:list-item>
          <text:p text:style-name="P25">ускорение ухода потребителей на собственную генерацию с перекладыванием их доли затрат на оставшихся потребителей (в случае отсутствия комплексного подхода и разбалансировки интересов <text:span text:style-name="T24">в сторону сохранения/усиления соответствующих стимулов для потребителя);</text:span></text:p>
        </text:list-item>
        <text:list-item>
          <text:p text:style-name="P26">необходимость серьезной корректировки устоявшейся модели рынка с внесением изменений в нормативно-правовую базу.</text:p>
        </text:list-item>
      </text:list>
      <text:h text:style-name="Heading_20_3" text:outline-level="3">Последствия для российской экономики</text:h>
      <text:p text:style-name="P27"><text:tab/>Преимущества и польза для экономики:</text:p>
      <text:list xml:id="list1294224979" text:style-name="L15">
        <text:list-item>
          <text:p text:style-name="P28">рост конкурентоспособности промышленных, коммерческих потребителей и снижение финансовой нагрузки на бытовых потребителей при изменении условий энергоснабжения по цене, надежности и качеству поставляемой электроэнергии — и, как следствие, поддержка экономического роста;</text:p>
        </text:list-item>
        <text:list-item>
          <text:p text:style-name="P28">сдерживание роста тарифов и цен, на электроэнергию и мощность, оптимизация стоимости;</text:p>
        </text:list-item>
        <text:list-item>
          <text:p text:style-name="P28"><text:soft-page-break/>снижение энергоемкости ВВП, уменьшение выбросов — в случае замещения традиционных технологий генерации, развития когенерации, повышения эффективности работы сетей;</text:p>
        </text:list-item>
        <text:list-item>
          <text:p text:style-name="P28">создание центров спроса на инновации, рост инвестиций в новый технологический сектор электроэнергетики, включая импульс для инновационной активности в отраслях обрабатывающей промышленности, связи и коммуникаций, информационной индустрии;</text:p>
        </text:list-item>
        <text:list-item>
          <text:p text:style-name="P28">повышение привлекательности российского сектора электроэнергетики для инвесторов;</text:p>
        </text:list-item>
        <text:list-item>
          <text:p text:style-name="P28">появление российских компаний, способных развить новые компетенции и выйти на масштабный глобальный рынок оборудования и технологий.</text:p>
        </text:list-item>
      </text:list>
      <text:p text:style-name="P29"><text:tab/>Недостатки и риски для экономики:</text:p>
      <text:list xml:id="list157719617" text:style-name="L16">
        <text:list-item>
          <text:p text:style-name="P30">усложнение <text:span text:style-name="T25">энергетической отрасли как объекта государственного регулирования — кратное увеличение количества субъектов, отсутствие «единого центра ответственности»;</text:span></text:p>
        </text:list-item>
        <text:list-item>
          <text:p text:style-name="P31">социальная напряженность в случае роста цен на электроэнергию, увеличение числа отключений и аварий;</text:p>
        </text:list-item>
        <text:list-item>
          <text:p text:style-name="P31">проблема экономики моногородов при крупных тепловых электростанциях, которые могут выводиться из эксплуатации, а также при угольных предприятиях, технологически «завязанных» на конкретные электростанции.</text:p>
        </text:list-item>
      </text:list>
      <text:p text:style-name="P32"/>
      <text:h text:style-name="P9" text:outline-level="1"><text:bookmark-start text:name="__RefHeading___Toc97_542576277"/>Библиографический список:<text:bookmark-end text:name="__RefHeading___Toc97_542576277"/></text:h>
      <text:p text:style-name="P6">1)Архитектура Интернета энергии, Центр Развития Цифровой Энергетики, 47 с., 2018</text:p>
      <text:p text:style-name="P7">2) План мероприятий («дорожная карта») «Энерджинет», На<text:span text:style-name="T22">ц</text:span>иональная технологическая инициатива, 2019</text:p>
      <text:p text:style-name="P6"><text:span text:style-name="T19">3</text:span>) Доклад о ре<text:span text:style-name="T22">а</text:span>лизации Энергетической стратегии России за период до 2030 года по итогам 2018 года, <text:span text:style-name="T19">64 с., 2018</text:span></text:p>
      <text:p text:style-name="P37">4) <text:span text:style-name="T8">Распределенная энергетика в России: потенциал развития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7T17:17:14.842000000</meta:creation-date>
    <dc:date>2020-04-13T00:28:19.044000000</dc:date>
    <meta:editing-duration>PT58M53S</meta:editing-duration>
    <meta:editing-cycles>8</meta:editing-cycles>
    <meta:generator>LibreOffice/6.4.2.2$Windows_x86 LibreOffice_project/4e471d8c02c9c90f512f7f9ead8875b57fcb1ec3</meta:generator>
    <meta:document-statistic meta:table-count="0" meta:image-count="0" meta:object-count="0" meta:page-count="9" meta:paragraph-count="88" meta:word-count="1308" meta:character-count="11320" meta:non-whitespace-character-count="10111"/>
  </office:meta>
</office:document-meta>
</file>